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 Event System Designs</text:p>
      <text:p text:style-name="P3"/>
      <text:p text:style-name="P2">Overview</text:p>
      <text:p text:style-name="P4">It is important that all of the logic in the game is seperated from the visual representations. This will allow decoupling of scripts, more predictable game flow sequences, less bugs, easier testing and is a better design pattern in general.</text:p>
      <text:p text:style-name="P4"/>
      <text:p text:style-name="P2">Classes Ideas</text:p>
      <text:p text:style-name="P4">VisualEventController</text:p>
      <text:list xml:id="list7698769869814427440" text:style-name="L1">
        <text:list-item>
          <text:p text:style-name="P5">Responsible for maintaining a list/queue of visual events to be played.</text:p>
        </text:list-item>
        <text:list-item>
          <text:p text:style-name="P5">Responsible for playing, removing events from the queue and modifying the queue</text:p>
        </text:list-item>
      </text:list>
      <text:p text:style-name="P4"/>
      <text:p text:style-name="P4"/>
      <text:p text:style-name="P2">VisualEvent</text:p>
      <text:list xml:id="list2401167119788661811" text:style-name="L2">
        <text:list-item>
          <text:p text:style-name="P6">the object that goes in the queue</text:p>
        </text:list-item>
        <text:list-item>
          <text:p text:style-name="P6">contains a list of instructions on what to do (probably a coroutine)</text:p>
        </text:list-item>
        <text:list-item>
          <text:p text:style-name="P6">contains data on specific instructions (e.g. Location of explosion VFX, new value to be applied to text, etc</text:p>
        </text:list-item>
      </text:list>
      <text:p text:style-name="P4"/>
      <text:p text:style-name="P2">Ideas about how to start the new implementation</text:p>
      <text:p text:style-name="P4"/>
      <text:list xml:id="list3249177428272148964" text:style-name="L3">
        <text:list-item>
          <text:p text:style-name="P7">Find every coroutine or statement that requires a yield wait until</text:p>
        </text:list-item>
        <text:list-item>
          <text:p text:style-name="P7">refactor each one of these statements to instead create a visual event, and add it to the que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16S</meta:editing-duration>
    <meta:editing-cycles>5</meta:editing-cycles>
    <meta:generator>OpenOffice/4.1.6$Win32 OpenOffice.org_project/416m1$Build-9790</meta:generator>
    <dc:date>2020-08-16T10:59:08.82</dc:date>
    <dc:creator>Black Will</dc:creator>
    <meta:document-statistic meta:table-count="0" meta:image-count="0" meta:object-count="0" meta:page-count="1" meta:paragraph-count="14" meta:word-count="153" meta:character-count="895"/>
    <meta:user-defined meta:name="Info 1"/>
    <meta:user-defined meta:name="Info 2"/>
    <meta:user-defined meta:name="Info 3"/>
    <meta:user-defined meta:name="Info 4"/>
  </office:meta>
</office:document-meta>
</file>